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85cm" fo:min-width="9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16.3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6.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5.65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1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8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4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9cm" fo:min-width="3.068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7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1.15cm" fo:min-width="0.45cm"/>
      <style:paragraph-properties style:writing-mode="lr-tb"/>
    </style:style>
    <style:style style:name="gr15" style:family="graphic" style:parent-style-name="objectwithoutfill">
      <style:graphic-properties svg:stroke-color="#000000" draw:fill="solid" draw:textarea-vertical-align="middle"/>
    </style:style>
    <style:style style:name="gr16" style:family="graphic" style:parent-style-name="objectwithoutfill">
      <style:graphic-properties svg:stroke-color="#000000" draw:fill="solid" draw:fill-color="#000000" draw:textarea-vertical-align="middl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1.5cm"/>
      <style:paragraph-properties style:writing-mode="lr-tb"/>
    </style:style>
    <style:style style:name="gr1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2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1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9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9.1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8.35cm" fo:min-width="4.7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2" draw:id="id12" draw:layer="layout" svg:width="9.7cm" svg:height="5.1cm" svg:x="10.3cm" svg:y="9.8cm">
          <text:p text:style-name="P1">Основная память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6.8cm" svg:height="7.4cm" svg:x="1.2cm" svg:y="1.5cm">
          <text:p text:style-name="P1">Микропроцессор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7cm" svg:height="3cm" svg:x="6.4cm" svg:y="2.5cm">
          <text:p text:style-name="P1">Микропроцессорная</text:p>
          <text:p text:style-name="P1">память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3cm" svg:x="13.8cm" svg:y="2.5cm">
          <text:p text:style-name="P1">Устройство</text:p>
          <text:p text:style-name="P1">управления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155cm" svg:height="3cm" svg:x="1.545cm" svg:y="5.7cm">
          <text:p text:style-name="P1">Интерфейсная система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3cm" svg:x="1.5cm" svg:y="2.5cm">
          <text:p text:style-name="P1">Арифметико-</text:p>
          <text:p text:style-name="P1">Логическое</text:p>
          <text:p text:style-name="P1">устройство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4.6cm" svg:height="1.6cm" svg:x="1.2cm" svg:y="9.5cm">
          <text:p text:style-name="P1">Видеомонитор</text:p>
          <text:p text:style-name="P1">(дисплей)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4.3cm" svg:height="1cm" svg:x="4.2cm" svg:y="11.6cm">
          <text:p text:style-name="P1">Видеоадаптер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2.9cm" svg:height="1.2cm" svg:x="1.2cm" svg:y="13.6cm">
          <text:p text:style-name="P1">Принтер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3.6cm" svg:height="1.8cm" svg:x="4.7cm" svg:y="12.9cm">
          <text:p text:style-name="P1">Контролер</text:p>
          <text:p text:style-name="P1">принтера</text:p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3.9cm" svg:height="1.7cm" svg:x="4.6cm" svg:y="16.7cm">
          <text:p text:style-name="P1">Интерфейс</text:p>
          <text:p text:style-name="P1">клавиатуры</text:p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3.568cm" svg:height="1.379cm" svg:x="1.1cm" svg:y="15.121cm">
          <text:p text:style-name="P1">Клавиатур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3.2cm" svg:height="1.8cm" svg:x="5cm" svg:y="18.6cm">
          <text:p text:style-name="P1">Источник</text:p>
          <text:p text:style-name="P1">питания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3.2cm" svg:height="1.8cm" svg:x="5.1cm" svg:y="20.8cm">
          <text:p text:style-name="P1">Сетевой</text:p>
          <text:p text:style-name="P1">адаптер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3" draw:id="id3" draw:layer="layout" svg:width="0.95cm" svg:height="11.4cm" svg:x="9.15cm" svg:y="9.6cm">
          <text:p text:style-name="P1">С</text:p>
          <text:p text:style-name="P1">И</text:p>
          <text:p text:style-name="P1">С</text:p>
          <text:p text:style-name="P1">Т</text:p>
          <text:p text:style-name="P1">Е</text:p>
          <text:p text:style-name="P1">М</text:p>
          <text:p text:style-name="P1">Н</text:p>
          <text:p text:style-name="P1">А</text:p>
          <text:p text:style-name="P1">Я</text:p>
          <text:p text:style-name="P1"/>
          <text:p text:style-name="P1">Ш</text:p>
          <text:p text:style-name="P1">И</text:p>
          <text:p text:style-name="P1">Н</text:p>
          <text:p text:style-name="P1">А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5.8cm" svg:y1="10.3cm" svg:x2="4.2cm" svg:y2="12.1cm" draw:start-shape="id1" draw:start-glue-point="1" draw:end-shape="id2" draw:end-glue-point="3" svg:d="M5800 10300l-1600 1800" svg:viewBox="0 0 1601 1801">
          <text:p/>
        </draw:connector>
        <draw:connector draw:style-name="gr15" draw:text-style-name="P3" draw:layer="layout" draw:type="line" svg:x1="8.5cm" svg:y1="12.1cm" svg:x2="9.625cm" svg:y2="9.6cm" draw:start-shape="id2" draw:start-glue-point="1" draw:end-shape="id3" svg:d="M8500 12100l1125-2500" svg:viewBox="0 0 1126 2501">
          <text:p/>
        </draw:connector>
        <draw:connector draw:style-name="gr16" draw:text-style-name="P4" draw:layer="layout" draw:type="line" svg:x1="4.1cm" svg:y1="14.2cm" svg:x2="4.7cm" svg:y2="13.8cm" draw:start-shape="id4" draw:start-glue-point="1" draw:end-shape="id5" draw:end-glue-point="3" svg:d="M4100 14200l600-400" svg:viewBox="0 0 601 401">
          <text:p/>
        </draw:connector>
        <draw:connector draw:style-name="gr16" draw:text-style-name="P4" draw:layer="layout" draw:type="line" svg:x1="4.668cm" svg:y1="15.81cm" svg:x2="5.1cm" svg:y2="16.65cm" draw:start-shape="id6" draw:start-glue-point="1" svg:d="M4668 15810l432 840" svg:viewBox="0 0 433 841">
          <text:p/>
        </draw:connector>
        <draw:connector draw:style-name="gr15" draw:text-style-name="P3" draw:layer="layout" draw:type="line" svg:x1="8.5cm" svg:y1="17.55cm" svg:x2="9.15cm" svg:y2="15.3cm" draw:start-shape="id7" draw:start-glue-point="1" draw:end-shape="id3" svg:d="M8500 17550l650-2250" svg:viewBox="0 0 651 2251">
          <text:p/>
        </draw:connector>
        <draw:connector draw:style-name="gr15" draw:text-style-name="P3" draw:layer="layout" draw:type="line" svg:x1="8.2cm" svg:y1="19.5cm" svg:x2="9.625cm" svg:y2="21cm" draw:start-shape="id8" draw:start-glue-point="1" draw:end-shape="id3" svg:d="M8200 19500l1425 1500" svg:viewBox="0 0 1426 1501">
          <text:p/>
        </draw:connector>
        <draw:connector draw:style-name="gr15" draw:text-style-name="P3" draw:layer="layout" draw:type="line" svg:x1="8.3cm" svg:y1="21.7cm" svg:x2="9.625cm" svg:y2="21cm" draw:start-shape="id9" draw:start-glue-point="1" draw:end-shape="id3" svg:d="M8300 21700l1325-700" svg:viewBox="0 0 1326 701">
          <text:p/>
        </draw:connector>
        <draw:custom-shape draw:style-name="gr17" draw:text-style-name="P2" xml:id="id11" draw:id="id11" draw:layer="layout" svg:width="2cm" svg:height="1.6cm" svg:x="1.8cm" svg:y="20.9cm">
          <text:p text:style-name="P1">Канал</text:p>
          <text:p text:style-name="P1">связи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9.6cm" svg:y1="8.9cm" svg:x2="9.625cm" svg:y2="9.6cm" draw:start-shape="id10" draw:end-shape="id3" draw:end-glue-point="0" svg:d="M9600 8900l25 700" svg:viewBox="0 0 26 701">
          <text:p/>
        </draw:connector>
        <draw:connector draw:style-name="gr18" draw:text-style-name="P4" draw:layer="layout" svg:x1="5.1cm" svg:y1="21.7cm" svg:x2="3.8cm" svg:y2="21.7cm" draw:start-shape="id9" draw:start-glue-point="3" draw:end-shape="id11" draw:end-glue-point="1" svg:d="M5100 21700h-1300" svg:viewBox="0 0 1301 1">
          <text:p/>
        </draw:connector>
        <draw:custom-shape draw:style-name="gr19" draw:text-style-name="P2" draw:layer="layout" svg:width="4.7cm" svg:height="3cm" svg:x="10.4cm" svg:y="11.7cm">
          <text:p text:style-name="P1">Постоянно</text:p>
          <text:p text:style-name="P1">Запоминающее</text:p>
          <text:p text:style-name="P1">Устройство</text:p>
          <text:p text:style-name="P1">(ПЗУ)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7cm" svg:height="3cm" svg:x="15.2cm" svg:y="11.7cm">
          <text:p text:style-name="P1">Оперативно</text:p>
          <text:p text:style-name="P1">Запоминающее</text:p>
          <text:p text:style-name="P1">Устройство</text:p>
          <text:p text:style-name="P1">(ОЗУ)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10.3cm" svg:y1="12.35cm" svg:x2="10.1cm" svg:y2="15.3cm" draw:start-shape="id12" draw:end-shape="id3" svg:d="M10300 12350l-200 2950" svg:viewBox="0 0 201 2951">
          <text:p/>
        </draw:connector>
        <draw:custom-shape draw:style-name="gr20" draw:text-style-name="P2" xml:id="id13" draw:id="id13" draw:layer="layout" svg:width="2.6cm" svg:height="1.7cm" svg:x="10.6cm" svg:y="15.4cm">
          <text:p text:style-name="P1">Адаптер</text:p>
          <text:p text:style-name="P1">НМД</text:p>
          <draw:enhanced-geometry svg:viewBox="0 0 21600 21600" draw:type="rectangle" draw:enhanced-path="M 0 0 L 21600 0 21600 21600 0 21600 0 0 Z N"/>
        </draw:custom-shape>
        <draw:custom-shape draw:style-name="gr20" draw:text-style-name="P2" xml:id="id14" draw:id="id14" draw:layer="layout" svg:width="2.6cm" svg:height="1.7cm" svg:x="10.6cm" svg:y="17.3cm">
          <text:p text:style-name="P1">Адаптер</text:p>
          <text:p text:style-name="P1">НОД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5" draw:id="id15" draw:layer="layout" svg:width="3.4cm" svg:height="2.4cm" svg:x="10.5cm" svg:y="20cm">
          <text:p text:style-name="P1">Другие</text:p>
          <text:p text:style-name="P1">виды</text:p>
          <text:p text:style-name="P1">адаптеров</text:p>
          <draw:enhanced-geometry svg:viewBox="0 0 21600 21600" draw:type="rectangle" draw:enhanced-path="M 0 0 L 21600 0 21600 21600 0 21600 0 0 Z N"/>
        </draw:custom-shape>
        <draw:custom-shape draw:style-name="gr20" draw:text-style-name="P2" xml:id="id16" draw:id="id16" draw:layer="layout" svg:width="2.6cm" svg:height="1.7cm" svg:x="10.8cm" svg:y="22.7cm">
          <text:p text:style-name="P1">Таймер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10.6cm" svg:y1="16.25cm" svg:x2="10.1cm" svg:y2="15.3cm" draw:start-shape="id13" draw:start-glue-point="3" draw:end-shape="id3" svg:d="M10600 16250l-500-950" svg:viewBox="0 0 501 951">
          <text:p/>
        </draw:connector>
        <draw:connector draw:style-name="gr15" draw:text-style-name="P3" draw:layer="layout" draw:type="line" svg:x1="10.6cm" svg:y1="18.15cm" svg:x2="10.1cm" svg:y2="15.3cm" draw:start-shape="id14" draw:start-glue-point="3" draw:end-shape="id3" svg:d="M10600 18150l-500-2850" svg:viewBox="0 0 501 2851">
          <text:p/>
        </draw:connector>
        <draw:connector draw:style-name="gr15" draw:text-style-name="P3" draw:layer="layout" draw:type="line" svg:x1="10.5cm" svg:y1="21.2cm" svg:x2="9.625cm" svg:y2="21cm" draw:start-shape="id15" draw:start-glue-point="3" draw:end-shape="id3" svg:d="M10500 21200l-875-200" svg:viewBox="0 0 876 201">
          <text:p/>
        </draw:connector>
        <draw:connector draw:style-name="gr15" draw:text-style-name="P3" draw:layer="layout" draw:type="line" svg:x1="10.8cm" svg:y1="23.55cm" svg:x2="9.625cm" svg:y2="21cm" draw:start-shape="id16" draw:start-glue-point="3" draw:end-shape="id3" svg:d="M10800 23550l-1175-2550" svg:viewBox="0 0 1176 2551">
          <text:p/>
        </draw:connector>
        <draw:custom-shape draw:style-name="gr22" draw:text-style-name="P2" xml:id="id17" draw:id="id17" draw:layer="layout" svg:width="9.6cm" svg:height="0.9cm" svg:x="9.7cm" svg:y="24.8cm">
          <text:p text:style-name="P1">Генератор тактовых импульсов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9.7cm" svg:y1="25.25cm" svg:x2="9.625cm" svg:y2="21cm" draw:start-shape="id17" draw:start-glue-point="3" draw:end-shape="id3" draw:end-glue-point="2" svg:d="M9700 25250l-75-4250" svg:viewBox="0 0 76 4251">
          <text:p/>
        </draw:connector>
        <draw:custom-shape draw:style-name="gr23" draw:text-style-name="P2" xml:id="id18" draw:id="id18" draw:layer="layout" svg:width="5.2cm" svg:height="8.6cm" svg:x="14.6cm" svg:y="15.1cm">
          <text:p text:style-name="P1">Внешняя</text:p>
          <text:p text:style-name="P1">Памят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5cm" svg:height="2.2cm" svg:x="14.9cm" svg:y="16.6cm">
          <text:p text:style-name="P1">Накопитель на</text:p>
          <text:p text:style-name="P1">магнитных</text:p>
          <text:p text:style-name="P1">дисках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.5cm" svg:height="2.3cm" svg:x="14.9cm" svg:y="19.1cm">
          <text:p text:style-name="P1">Накопитель на</text:p>
          <text:p text:style-name="P1">Оптических</text:p>
          <text:p text:style-name="P1">дисках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5cm" svg:height="1.6cm" svg:x="14.9cm" svg:y="21.7cm">
          <text:p text:style-name="P1">Другие виды</text:p>
          <text:p text:style-name="P1">накопителей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13.9cm" svg:y1="21.2cm" svg:x2="14.6cm" svg:y2="19.4cm" draw:start-shape="id15" draw:start-glue-point="1" draw:end-shape="id18" svg:d="M13900 21200l700-1800" svg:viewBox="0 0 701 1801">
          <text:p/>
        </draw:connector>
        <draw:connector draw:style-name="gr15" draw:text-style-name="P3" draw:layer="layout" draw:type="line" svg:x1="13.2cm" svg:y1="18.15cm" svg:x2="14.6cm" svg:y2="19.4cm" draw:start-shape="id14" draw:start-glue-point="1" draw:end-shape="id18" svg:d="M13200 18150l1400 1250" svg:viewBox="0 0 1401 1251">
          <text:p/>
        </draw:connector>
        <draw:connector draw:style-name="gr15" draw:text-style-name="P3" draw:layer="layout" draw:type="line" svg:x1="13.2cm" svg:y1="16.25cm" svg:x2="14.6cm" svg:y2="19.4cm" draw:start-shape="id13" draw:start-glue-point="1" draw:end-shape="id18" svg:d="M13200 16250l1400 3150" svg:viewBox="0 0 1401 31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3T11:39:24.694000000</meta:creation-date>
    <dc:date>2020-01-13T12:19:17.961000000</dc:date>
    <meta:editing-duration>PT8M4S</meta:editing-duration>
    <meta:editing-cycles>3</meta:editing-cycles>
    <meta:generator>LibreOffice/6.3.4.2$Windows_X86_64 LibreOffice_project/60da17e045e08f1793c57c00ba83cdfce946d0aa</meta:generator>
    <meta:document-statistic meta:object-count="45"/>
  </office:meta>
</office:document-meta>
</file>